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1.4008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œur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énérique, Ressource, Pierre précieuse</text:p>
          </table:table-cell>
          <table:table-cell office:value-type="string" calcext:value-type="string">
            <text:p>Légendaire</text:p>
          </table:table-cell>
          <table:table-cell table:number-columns-repeated="3"/>
          <table:table-cell office:value-type="string" calcext:value-type="string">
            <text:p>**Légendaire** *(Vous ne pouvez avoir qu’un Cœur de Fyendal dans votre deck.)*</text:p>
            <text:p/>
            <text:p>Lorsque vous lancez Coeur de Fyendal, si vous avez moins de {h} que votre adversaire, gagnez 1{h}.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zPG97HKzdmzJGdncK8nnG – 1HP000 – N</text:p>
          </table:table-cell>
          <table:table-cell office:value-type="string" calcext:value-type="string">
            <text:p>https://storage.googleapis.com/fabmaster/cardfaces/2022-1HP/FR/FR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Œil d’Ophid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énérique, Ressource, Pierre précieuse</text:p>
          </table:table-cell>
          <table:table-cell office:value-type="string" calcext:value-type="string">
            <text:p>Légendaire, Optez 2</text:p>
          </table:table-cell>
          <table:table-cell table:number-columns-repeated="3"/>
          <table:table-cell office:value-type="string" calcext:value-type="string">
            <text:p><text:span text:style-name="T1">**Légendaire** *(Vous ne pouvez avoir qu’un Œil d’Ophidie</text:span> dans votre deck.)*</text:p>
            <text:p/>
            <text:p><text:span text:style-name="T1">Lorsque vous lanchez Œil d’Ophidie, **optez 2**.</text:span>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BBqrPDLK8RpDLfF99Cr8d – 1HP000 – N</text:p>
          </table:table-cell>
          <table:table-cell office:value-type="string" calcext:value-type="string">
            <text:p>https://storage.googleapis.com/fabmaster/cardfaces/2022-1HP/FR/FR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Éclat d’Archenu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Lamederune</text:span>, Ressource, Pierre précieuse</text:p>
          </table:table-cell>
          <table:table-cell office:value-type="string" calcext:value-type="string">
            <text:p>Spécialisation de Viserai, Légendaire</text:p>
          </table:table-cell>
          <table:table-cell table:number-columns-repeated="3"/>
          <table:table-cell office:value-type="string" calcext:value-type="string">
            <text:p><text:span text:style-name="T1">**Spécialisation de Viserai légendaire** *(Vous ne pouvez avoir qu’un Éclat d’Archenuit</text:span> dans votre deck et uniquement si Viserai est votre héros.)*</text:p>
            <text:p/>
            <text:p><text:span text:style-name="T1">Lorsque vous lanchez Éclat d’Archenuit, créez un jeton Chantderune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LQmdBgHpTGLTpLmftWkbz – 1HP000 – N</text:p>
          </table:table-cell>
          <table:table-cell office:value-type="string" calcext:value-type="string">
            <text:p>https://storage.googleapis.com/fabmaster/cardfaces/2022-1HP/FR/FR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5"/>
        </table:table-row>
        <table:table-row table:style-name="ro5">
          <table:table-cell table:number-columns-repeated="1005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2:01:29.641357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2T22:03:42.563299504</dc:date>
    <meta:editing-duration>P6DT1H33M20S</meta:editing-duration>
    <meta:editing-cycles>2547</meta:editing-cycles>
    <meta:generator>LibreOffice/7.2.5.2$MacOSX_X86_64 LibreOffice_project/499f9727c189e6ef3471021d6132d4c694f357e5</meta:generator>
    <meta:document-statistic meta:table-count="1" meta:cell-count="56" meta:object-count="0"/>
    <meta:user-defined meta:name=""/>
  </office:meta>
</office:document-meta>
</file>